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1fc26" officeooo:paragraph-rsid="0001f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á meu nome é Márc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22-02-02T12:06:28.647000000</dc:date>
    <meta:editing-duration>PT1M8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</office:meta>
</office:document-meta>
</file>